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gleich" style:family="table" style:master-page-name="Landscape">
      <style:table-properties style:width="25.698cm" style:rel-width="100%" style:page-number="0" fo:break-before="page" table:align="center"/>
    </style:style>
    <style:style style:name="Vergleich.A" style:family="table-column">
      <style:table-column-properties style:column-width="5.879cm" style:rel-column-width="3333*"/>
    </style:style>
    <style:style style:name="Vergleich.B" style:family="table-column">
      <style:table-column-properties style:column-width="9.91cm" style:rel-column-width="5618*"/>
    </style:style>
    <style:style style:name="Vergleich.A1" style:family="table-cell">
      <style:table-cell-properties style:vertical-align="middle" fo:padding="0.097cm" fo:border-left="0.002cm solid #000000" fo:border-right="none" fo:border-top="0.002cm solid #000000" fo:border-bottom="0.002cm solid #000000"/>
    </style:style>
    <style:style style:name="Vergleich.C1" style:family="table-cell">
      <style:table-cell-properties style:vertical-align="middle" fo:padding="0.097cm" fo:border="0.002cm solid #000000"/>
    </style:style>
    <style:style style:name="Vergleich.A2" style:family="table-cell">
      <style:table-cell-properties style:vertical-align="middle" fo:padding="0.097cm" fo:border-left="0.002cm solid #000000" fo:border-right="none" fo:border-top="none" fo:border-bottom="0.002cm solid #000000"/>
    </style:style>
    <style:style style:name="Vergleich.C2" style:family="table-cell">
      <style:table-cell-properties style:vertical-align="middle" fo:padding="0.097cm" fo:border-left="0.002cm solid #000000" fo:border-right="0.002cm solid #000000" fo:border-top="none" fo:border-bottom="0.002cm solid #000000"/>
    </style:style>
    <style:style style:name="Vergleich.11" style:family="table-row">
      <style:table-row-properties style:keep-together="false" fo:keep-together="always"/>
    </style:style>
    <style:style style:name="P1" style:family="paragraph" style:parent-style-name="Text_20_body">
      <style:paragraph-properties fo:text-align="center" style:justify-single-word="false"/>
      <style:text-properties style:font-name="Verdana"/>
    </style:style>
    <style:style style:name="P2" style:family="paragraph" style:parent-style-name="Text_20_body">
      <style:paragraph-properties fo:margin-left="0.101cm" fo:margin-right="0cm" fo:hyphenation-ladder-count="no-limit" fo:text-indent="0cm" style:auto-text-indent="false"/>
      <style:text-properties style:font-name="Arial" fo:font-size="10pt" style:font-size-asian="10pt" style:font-size-complex="10pt" fo:hyphenate="true" fo:hyphenation-remain-char-count="6" fo:hyphenation-push-char-count="2"/>
    </style:style>
    <style:style style:name="P3" style:family="paragraph" style:parent-style-name="Text_20_body" style:list-style-name="L1">
      <style:paragraph-properties fo:text-align="justify" style:justify-single-word="false" fo:hyphenation-ladder-count="no-limit"/>
      <style:text-properties style:font-name="Arial" fo:hyphenate="false" fo:hyphenation-remain-char-count="2" fo:hyphenation-push-char-count="2"/>
    </style:style>
    <style:style style:name="P4" style:family="paragraph" style:parent-style-name="Text_20_body" style:list-style-name="L4">
      <style:paragraph-properties fo:hyphenation-ladder-count="no-limit"/>
      <style:text-properties style:font-name="Arial" fo:font-size="10pt" style:font-size-asian="10pt" style:font-size-complex="10pt" fo:hyphenate="true" fo:hyphenation-remain-char-count="6" fo:hyphenation-push-char-count="2"/>
    </style:style>
    <style:style style:name="P5" style:family="paragraph" style:parent-style-name="Text_20_body" style:list-style-name="L5">
      <style:paragraph-properties fo:hyphenation-ladder-count="no-limit"/>
      <style:text-properties style:font-name="Arial" fo:font-size="10pt" style:font-size-asian="10pt" style:font-size-complex="10pt" fo:hyphenate="true" fo:hyphenation-remain-char-count="6" fo:hyphenation-push-char-count="2"/>
    </style:style>
    <style:style style:name="P6" style:family="paragraph" style:parent-style-name="Text_20_body" style:list-style-name="L6">
      <style:paragraph-properties fo:hyphenation-ladder-count="no-limit"/>
      <style:text-properties style:font-name="Arial" fo:font-size="10pt" style:font-size-asian="10pt" style:font-size-complex="10pt" fo:hyphenate="true" fo:hyphenation-remain-char-count="6" fo:hyphenation-push-char-count="2"/>
    </style:style>
    <style:style style:name="P7" style:family="paragraph" style:parent-style-name="Text_20_body" style:list-style-name="L7">
      <style:paragraph-properties fo:hyphenation-ladder-count="no-limit"/>
      <style:text-properties style:font-name="Arial" fo:font-size="10pt" style:font-size-asian="10pt" style:font-size-complex="10pt" fo:hyphenate="true" fo:hyphenation-remain-char-count="6" fo:hyphenation-push-char-count="2"/>
    </style:style>
    <style:style style:name="P8" style:family="paragraph" style:parent-style-name="Text_20_body" style:list-style-name="L1" style:master-page-name="">
      <style:paragraph-properties fo:text-align="justify" style:justify-single-word="false" fo:hyphenation-ladder-count="no-limit" style:page-number="auto"/>
      <style:text-properties style:font-name="Arial" fo:hyphenate="false" fo:hyphenation-remain-char-count="2" fo:hyphenation-push-char-count="2"/>
    </style:style>
    <style:style style:name="P9" style:family="paragraph" style:parent-style-name="Text_20_body" style:list-style-name="L2" style:master-page-name="">
      <style:paragraph-properties fo:line-height="150%" fo:text-align="justify" style:justify-single-word="false" fo:hyphenation-ladder-count="no-limit" style:page-number="auto" fo:background-color="transparent" style:shadow="none">
        <style:background-image/>
      </style:paragraph-properties>
      <style:text-properties style:font-name="Arial" fo:hyphenate="false" fo:hyphenation-remain-char-count="2" fo:hyphenation-push-char-count="2"/>
    </style:style>
    <style:style style:name="P10" style:family="paragraph" style:parent-style-name="Text_20_body" style:list-style-name="L2">
      <style:paragraph-properties fo:line-height="150%" fo:text-align="justify" style:justify-single-word="false" fo:hyphenation-ladder-count="no-limit" fo:background-color="transparent" style:shadow="none">
        <style:background-image/>
      </style:paragraph-properties>
      <style:text-properties style:font-name="Arial" fo:hyphenate="false" fo:hyphenation-remain-char-count="2" fo:hyphenation-push-char-count="2"/>
    </style:style>
    <style:style style:name="P11" style:family="paragraph" style:parent-style-name="Text_20_body" style:list-style-name="L3">
      <style:paragraph-properties fo:line-height="100%" fo:text-align="justify" style:justify-single-word="false" fo:hyphenation-ladder-count="no-limit" fo:background-color="transparent" style:shadow="none">
        <style:background-image/>
      </style:paragraph-properties>
      <style:text-properties style:font-name="Arial" fo:hyphenate="false" fo:hyphenation-remain-char-count="2" fo:hyphenation-push-char-count="2"/>
    </style:style>
    <style:style style:name="P12" style:family="paragraph" style:parent-style-name="Heading_20_1">
      <style:paragraph-properties fo:text-align="center" style:justify-single-word="false"/>
      <style:text-properties style:font-name="Verdana"/>
    </style:style>
    <style:style style:name="P13" style:family="paragraph" style:parent-style-name="Heading_20_2">
      <style:text-properties style:font-name="Arial"/>
    </style:style>
    <style:style style:name="P14" style:family="paragraph" style:parent-style-name="Heading_20_2">
      <style:paragraph-properties fo:hyphenation-ladder-count="no-limit"/>
      <style:text-properties style:font-name="Arial" fo:hyphenate="false" fo:hyphenation-remain-char-count="2" fo:hyphenation-push-char-count="2"/>
    </style:style>
    <style:style style:name="P15" style:family="paragraph" style:parent-style-name="Heading_20_2">
      <style:text-properties style:font-name="Verdana"/>
    </style:style>
    <style:style style:name="P16" style:family="paragraph" style:parent-style-name="Heading_20_2">
      <style:paragraph-properties fo:text-align="justify" style:justify-single-word="false" fo:hyphenation-ladder-count="no-limit" fo:background-color="transparent" style:shadow="none">
        <style:background-image/>
      </style:paragraph-properties>
      <style:text-properties style:font-name="Arial" fo:hyphenate="false" fo:hyphenation-remain-char-count="2" fo:hyphenation-push-char-count="2"/>
    </style:style>
    <style:style style:name="P17" style:family="paragraph" style:parent-style-name="Heading_20_3">
      <style:paragraph-properties fo:margin-left="0.101cm" fo:margin-right="0cm" fo:text-align="center" style:justify-single-word="false" fo:hyphenation-ladder-count="no-limit" fo:text-indent="0cm" style:auto-text-indent="false"/>
      <style:text-properties fo:hyphenate="true" fo:hyphenation-remain-char-count="6" fo:hyphenation-push-char-count="2"/>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Einsatz von ACF im Unternehmen</text:h>
      <text:p text:style-name="P1"/>
      <text:h text:style-name="P13" text:outline-level="2">Was ist ACF?</text:h>
      <text:list xml:id="list30334335" text:style-name="L1">
        <text:list-item>
          <text:p text:style-name="P8">ACF (Advanced Component Framework) ist ein Framework für die Entwicklung komponenten-basierter Applikationen.</text:p>
          <text:list>
            <text:list-item>
              <text:p text:style-name="P3">Breite Bibliothek mit unterschiedlichen Basisfunktionalitäten</text:p>
            </text:list-item>
            <text:list-item>
              <text:p text:style-name="P3">Fertige Implementierungen einiger gängiger Design-Patterns</text:p>
            </text:list-item>
            <text:list-item>
              <text:p text:style-name="P3">Einige fertige Templates für Standardanwendungsarten</text:p>
            </text:list-item>
            <text:list-item>
              <text:p text:style-name="P3">Werkzeuge für die visuelle Bearbeitung des Komponentengerüsts</text:p>
            </text:list-item>
            <text:list-item>
              <text:p text:style-name="P3">Open Source</text:p>
            </text:list-item>
            <text:list-item>
              <text:p text:style-name="P3">Plattformunabhängig</text:p>
            </text:list-item>
            <text:list-item>
              <text:p text:style-name="P3">ANSI C++</text:p>
            </text:list-item>
            <text:list-item>
              <text:p text:style-name="P3">Hierarchisch und modular aufgebaut. </text:p>
            </text:list-item>
          </text:list>
        </text:list-item>
        <text:list-item>
          <text:p text:style-name="P3">ACF ist auch eine Vorgehensweise innerhalb der Produktentwicklung</text:p>
          <text:list>
            <text:list-item>
              <text:p text:style-name="P3">Produktlebenszyklus angepasst an den modularen Softwareaufbau</text:p>
            </text:list-item>
            <text:list-item>
              <text:p text:style-name="P3">Softwareentwickler, Entwicklungs- und Projektleitung sprechen eine gemeinsame Sprache</text:p>
            </text:list-item>
            <text:list-item>
              <text:p text:style-name="P3">Entwicklung ist nicht feature-, sondern komponentenorientiert</text:p>
            </text:list-item>
            <text:list-item>
              <text:p text:style-name="P3">Intern wird nicht ein konkretes Produkt entwickelt, sondern viel mehr Komponenten, die für die Umsetzung des aktuellen Vorhabens noch fehlen</text:p>
            </text:list-item>
          </text:list>
        </text:list-item>
      </text:list>
      <text:h text:style-name="P14" text:outline-level="2">Vorteile</text:h>
      <text:list xml:id="list30343800" text:style-name="L2">
        <text:list-item>
          <text:p text:style-name="P9"><text:span text:style-name="T1">Erhöhung der Produktqualität und Entwicklungsgeschwindigkeit.</text:span> Komponenten-basierte Architektur gewährleistet bei richtiger Anwendung die Erzeugung von geschlossenen Bausteinen, die ihr eigenes, separates Lebenszyklus haben. Die Anwendung von Standardbausteinen oder gar kompletten Applikationsschablonen ermöglicht im Vergleich zu der konventionellen Vorgehensweise einen viel geringeren Entwicklungs-, Pflege – und Testaufwand.</text:p>
        </text:list-item>
        <text:list-item>
          <text:p text:style-name="P10"><text:span text:style-name="T1">Outsourcing des Aufwandes.</text:span><text:span text:style-name="T2"> Idealerweise soll das Unternehmen das eigentliche Know-How in den entwickelten Produkten umsetzen. Nun leider ist die Realität meistens so, dass man neben der eigentlichen </text:span><text:span text:style-name="T2">Aufgabenstellungen noch das gesamte Applikationsgerüst entwickeln und pflegen muss. Nach unseren Erfahrungen liegen mindestens 80% des Gesamtentwicklungsaufwandes in diesem Bereich.</text:span></text:p>
        </text:list-item>
        <text:list-item>
          <text:p text:style-name="P10"><text:soft-page-break/><text:span text:style-name="T1">Erhöhte Produktflexibilität. </text:span><text:span text:style-name="T2">Produkte können sehr leicht und ohne zusätzlichen Versionierungsaufwandes an spezielle Kundenwünsche angepasst werden.</text:span></text:p>
        </text:list-item>
        <text:list-item>
          <text:p text:style-name="P10"><text:span text:style-name="T1">Bessere Einbindung von Produktmanagement in die Entwicklung.</text:span><text:span text:style-name="T2"> Es ist nicht ungewöhnlich, dass die Entwicklungsmannschaft und das Produktmanagement die Bedürfnisse und Aufgabenstellungen gegenseitig nicht nachvollziehen können. Mit ACF wird eine gemeinsame Sprache geschaffen, mit der die Produktstruktur auf einer einheitlicher Ebene visualisiert und dokumentiert wird. So ist der Kommunikationsaufwand zwischen der Entwicklung und dem Produktmanagement erheblich geringer bei gleichzeitig viel besserer Verständnis für die vorhandenen Problematiken.</text:span></text:p>
        </text:list-item>
      </text:list>
      <text:h text:style-name="P16" text:outline-level="2">Checkliste Notwendigkeit ACF im Unternehmen</text:h>
      <text:list xml:id="list30358258" text:style-name="L3">
        <text:list-item>
          <text:p text:style-name="P11">Das Unternehmen entwickelt komplexe Produkte</text:p>
        </text:list-item>
        <text:list-item>
          <text:p text:style-name="P11">Niedrige Effizienz innerhalb der Softwareentwicklung</text:p>
        </text:list-item>
        <text:list-item>
          <text:p text:style-name="P11">Die Softwareentwicklung ist sehr breit aufgestellt</text:p>
        </text:list-item>
        <text:list-item>
          <text:p text:style-name="P11">Die Softwareentwicklung wird den Qualitätsanforderungen nicht gerecht</text:p>
        </text:list-item>
        <text:list-item>
          <text:p text:style-name="P11">Testzyklen in der QA dauern zu lange</text:p>
        </text:list-item>
        <text:list-item>
          <text:p text:style-name="P11">Vorhandene Produkte werden teilweise an konkrete Kundenwünsche angepasst</text:p>
        </text:list-item>
      </text:list>
      <text:h text:style-name="P15" text:outline-level="2"/>
      <table:table table:name="Vergleich" table:style-name="Vergleich">
        <table:table-column table:style-name="Vergleich.A"/>
        <table:table-column table:style-name="Vergleich.B" table:number-columns-repeated="2"/>
        <table:table-header-rows>
          <table:table-row>
            <table:table-cell table:style-name="Vergleich.A1" office:value-type="string">
              <text:h text:style-name="P17" text:outline-level="3">Entwicklungsphase</text:h>
            </table:table-cell>
            <table:table-cell table:style-name="Vergleich.A1" office:value-type="string">
              <text:h text:style-name="P17" text:outline-level="3">Herkömmliche Produktentwicklung</text:h>
            </table:table-cell>
            <table:table-cell table:style-name="Vergleich.C1" office:value-type="string">
              <text:h text:style-name="P17" text:outline-level="3">Komponenten-basierte<text:line-break/>Produktentwicklung (ACF)</text:h>
            </table:table-cell>
          </table:table-row>
        </table:table-header-rows>
        <table:table-row>
          <table:table-cell table:style-name="Vergleich.A2" office:value-type="string">
            <text:p text:style-name="P2">Entstehung des Bedarfs an einem Produkt auf dem Markt</text:p>
          </table:table-cell>
          <table:table-cell table:style-name="Vergleich.A2" office:value-type="string">
            <text:p text:style-name="P2"/>
          </table:table-cell>
          <table:table-cell table:style-name="Vergleich.C2" office:value-type="string">
            <text:p text:style-name="P2">Vervollständigung bzw. Erweiterung der vorhandenen Komponentenpalette</text:p>
            <text:p text:style-name="P2">Bessere Überbrückung von Projektleerlaufzeiten</text:p>
            <text:p text:style-name="P2">Generierung weiterer Produktideen</text:p>
            <text:p text:style-name="P2">Schneller Marktzugang durch effizientes Prototyping</text:p>
          </table:table-cell>
        </table:table-row>
        <table:table-row>
          <table:table-cell table:style-name="Vergleich.A2" office:value-type="string">
            <text:p text:style-name="P2">Systemanforderungsanalyse</text:p>
          </table:table-cell>
          <table:table-cell table:style-name="Vergleich.A2" office:value-type="string">
            <text:p text:style-name="P2">Auswahl der Technologie (vorhanden oder nicht)</text:p>
            <text:p text:style-name="P2">Eventuell Erweiterung vorhandenen Produkte</text:p>
            <text:p text:style-name="P2">Erstellung einer Anforderungsspezifikation</text:p>
          </table:table-cell>
          <table:table-cell table:style-name="Vergleich.C2" office:value-type="string">
            <text:p text:style-name="P2">Basistechnologie ist festgelegt</text:p>
            <text:p text:style-name="P2">Nur aufgaben-spezifischen Systemkomponenten müssen definiert werden</text:p>
            <text:p text:style-name="P2">Alle entwickelten Komponenten stehen zur Verfügung</text:p>
            <text:p text:style-name="P2">Erstellung einer Anforderungsspezifikation mit dem Ziel, die noch fehlenden Komponenten, zu definieren</text:p>
          </table:table-cell>
        </table:table-row>
        <table:table-row>
          <table:table-cell table:style-name="Vergleich.A2" office:value-type="string">
            <text:p text:style-name="P2">Systemarchitektur</text:p>
          </table:table-cell>
          <table:table-cell table:style-name="Vergleich.A2" office:value-type="string">
            <text:p text:style-name="P2">Festlegung der Anwendungsfälle</text:p>
            <text:p text:style-name="P2">Definition der Systemkomponenten</text:p>
            <text:p text:style-name="P2">Festlegung der Systemschnittstellen</text:p>
          </table:table-cell>
          <table:table-cell table:style-name="Vergleich.C2" office:value-type="string">
            <text:p text:style-name="P2">Festlegung der Anwendungsfälle unter Berücksichtigung existierender und sich bewährter Templates</text:p>
            <text:p text:style-name="P2">Betrachtung der Übertragungsmöglichkeit der neu einzuführenden Templates auf die zukünftige Produkte</text:p>
            <text:p text:style-name="P2">Auf die neuen Komponenten reduzierte Festlegung der Systemschnittstellen</text:p>
          </table:table-cell>
        </table:table-row>
        <table:table-row>
          <table:table-cell table:style-name="Vergleich.A2" office:value-type="string">
            <text:p text:style-name="P2">Systementwurf</text:p>
          </table:table-cell>
          <table:table-cell table:style-name="Vergleich.A2" office:value-type="string">
            <text:p text:style-name="P2">Machbarkeitsstudien</text:p>
            <text:p text:style-name="P2">Abschließende Festlegung der Systemkomponenten</text:p>
          </table:table-cell>
          <table:table-cell table:style-name="Vergleich.C2" office:value-type="string">
            <text:p text:style-name="P2">Machbarkeitsstudien für fehlende Konzepte unterstützt durch produktnahes Prototyping</text:p>
            <text:p text:style-name="P2">Abschließende Festlegung der Systemkomponenten</text:p>
          </table:table-cell>
        </table:table-row>
        <table:table-row>
          <table:table-cell table:style-name="Vergleich.A2" office:value-type="string">
            <text:p text:style-name="P2">Softwarearchitektur</text:p>
          </table:table-cell>
          <table:table-cell table:style-name="Vergleich.A2" office:value-type="string">
            <text:p text:style-name="P2">Entwurf einer detaillierten Strategie zu Realisierung der definierten Anforderungen</text:p>
            <text:p text:style-name="P2">Entwurf eines ersten Prototyps</text:p>
          </table:table-cell>
          <table:table-cell table:style-name="Vergleich.C2" office:value-type="string">
            <text:p text:style-name="P2">Inter-Kommunikation zwischen den Softwaremodulen wird durch das Framework verwaltet</text:p>
            <text:p text:style-name="P2">Währen der gesamten Entwicklungsphase, ist es möglich, die notwendigen Prototypen sehr schnell zu erzeugen</text:p>
            <text:p text:style-name="P2">Einzelne Funktionsteile der Anwendung können unabhängig voneinander erzeugt und getestet werden</text:p>
            <text:p text:style-name="P2"><text:soft-page-break/>Framework motiviert zu einer strikten Trennung der Funktionalitäten durch die wohldefinierten Schnittstellen. Dadurch können Fehlentscheidungen in der Frühphase des Projekts vermieden werden</text:p>
          </table:table-cell>
        </table:table-row>
        <table:table-row>
          <table:table-cell table:style-name="Vergleich.A2" office:value-type="string">
            <text:p text:style-name="P2">Softwarerealisierung</text:p>
          </table:table-cell>
          <table:table-cell table:style-name="Vergleich.A2" office:value-type="string">
            <text:p text:style-name="P2">Umsetzung der festgelegten Ziele</text:p>
          </table:table-cell>
          <table:table-cell table:style-name="Vergleich.C2" office:value-type="string">
            <text:p text:style-name="P2">Umsetzung der fehlenden Produktbausteinen</text:p>
            <text:p text:style-name="P2">Verteilte Softwareentwicklung möglich</text:p>
          </table:table-cell>
        </table:table-row>
        <table:table-row>
          <table:table-cell table:style-name="Vergleich.A2" office:value-type="string">
            <text:p text:style-name="P2">Softwaretests</text:p>
          </table:table-cell>
          <table:table-cell table:style-name="Vergleich.A2" office:value-type="string">
            <text:p text:style-name="P2">Verifikation der Ergebnisse der Softwarerealisierung</text:p>
          </table:table-cell>
          <table:table-cell table:style-name="Vergleich.C2" office:value-type="string">
            <text:p text:style-name="P2">Verifikation der Ergebnisse der Softwarerealisierung ist partiell möglich</text:p>
            <text:p text:style-name="P2">Testiterationen können kürzer gehalten werden</text:p>
            <text:p text:style-name="P2">Tests können beliebig skaliert werden</text:p>
            <text:p text:style-name="P2">Template-basierte Tests beschleunigen den gesamten Testzyklus</text:p>
          </table:table-cell>
        </table:table-row>
        <table:table-row>
          <table:table-cell table:style-name="Vergleich.A2" office:value-type="string">
            <text:p text:style-name="P2">Integrationstests</text:p>
          </table:table-cell>
          <table:table-cell table:style-name="Vergleich.A2" office:value-type="string">
            <text:p text:style-name="P2">Verifikation der Softwarearchitektur</text:p>
          </table:table-cell>
          <table:table-cell table:style-name="Vergleich.C2" office:value-type="string">
            <text:p text:style-name="P2">Partielle Verifikation ermöglicht frühere Erkennung der Schwachstellen der Systemarchitektur</text:p>
          </table:table-cell>
        </table:table-row>
        <table:table-row>
          <table:table-cell table:style-name="Vergleich.A2" office:value-type="string">
            <text:p text:style-name="P2">Systemintegration</text:p>
          </table:table-cell>
          <table:table-cell table:style-name="Vergleich.A2" office:value-type="string">
            <text:p text:style-name="P2">Verifikation des Gesamtsystems</text:p>
          </table:table-cell>
          <table:table-cell table:style-name="Vergleich.C2" office:value-type="string">
            <text:p text:style-name="P2">Verifikation des Gesamtsystems</text:p>
            <text:p text:style-name="P2">Reaktionszeit auf mögliche Probleme ist viel kürzer, da das Fehlverhalten im Normalfall dank der Trennung auf geschlossene Bausteine nur auf wenige Komponenten begrenzt ist</text:p>
            <text:p text:style-name="P2">Durch die breite Basis an bereits getesteten Komponenten reduziert sich die Wahrscheinlichkeit der System-Reintegration</text:p>
          </table:table-cell>
        </table:table-row>
        <text:soft-page-break/>
        <table:table-row table:style-name="Vergleich.11">
          <table:table-cell table:style-name="Vergleich.A2" office:value-type="string">
            <text:p text:style-name="P2">Abnahme und Nutzung</text:p>
          </table:table-cell>
          <table:table-cell table:style-name="Vergleich.A2" office:value-type="string">
            <text:p text:style-name="P2">Aus Kundensicht</text:p>
            <text:list xml:id="list30355594" text:style-name="L4">
              <text:list-item>
                <text:p text:style-name="P4">Produkte desselben Unternehmens können sich sehr stark voneinander unterscheiden</text:p>
              </text:list-item>
              <text:list-item>
                <text:p text:style-name="P4">Standardisierte Benutzerschnittstelle schwierig umsetzbar</text:p>
              </text:list-item>
              <text:list-item>
                <text:p text:style-name="P4">Nachträgliche Produkterweiterung zu teuer</text:p>
              </text:list-item>
              <text:list-item>
                <text:p text:style-name="P4">Standardumfang des Produkts ist reduziert auf vereinbarte Funktionalität</text:p>
              </text:list-item>
            </text:list>
            <text:p text:style-name="P2">Aus Unternehmenssicht</text:p>
            <text:list xml:id="list30339875" text:style-name="L5">
              <text:list-item>
                <text:p text:style-name="P5">Dieselben Bugs müssen in jedem Produkt separat gepflegt werden</text:p>
              </text:list-item>
              <text:list-item>
                <text:p text:style-name="P5">Modulare Feature-Erweiterungen nur mit hohem Aufwand möglich</text:p>
              </text:list-item>
              <text:list-item>
                <text:p text:style-name="P5">Produkterweiterungen nicht verteilbar zwischen unterschiedlichen Produkten</text:p>
              </text:list-item>
              <text:list-item>
                <text:p text:style-name="P5">Bei negativer Projektentwicklung (bspw. Projektabbruch) geht der geleistete Entwicklungsaufwand verloren</text:p>
              </text:list-item>
            </text:list>
          </table:table-cell>
          <table:table-cell table:style-name="Vergleich.C2" office:value-type="string">
            <text:p text:style-name="P2">Aus Kundensicht</text:p>
            <text:list xml:id="list30343144" text:style-name="L6">
              <text:list-item>
                <text:p text:style-name="P6">Produkte desselben Unternehmens haben die gleiche Anwendungslogik und Erscheinungsbild.</text:p>
              </text:list-item>
              <text:list-item>
                <text:p text:style-name="P6">Identifikation mit neuen Produkten dadurch viel leichter</text:p>
              </text:list-item>
              <text:list-item>
                <text:p text:style-name="P6">Ein geringerer Einarbeitungsaufwand notwendig</text:p>
              </text:list-item>
              <text:list-item>
                <text:p text:style-name="P6">Standardisierte Benutzerschnittstelle</text:p>
              </text:list-item>
              <text:list-item>
                <text:p text:style-name="P6">Nachträgliche Produkterweiterungen können schnell und kostengünstig umgesetzt werden</text:p>
              </text:list-item>
              <text:list-item>
                <text:p text:style-name="P6">Standardumfang des Produkts muss nicht auf die vereinbarte Funktionalität reduziert werden und kann von anderen Entwicklungen profitieren </text:p>
              </text:list-item>
            </text:list>
            <text:p text:style-name="P2">Aus Unternehmenssicht</text:p>
            <text:list xml:id="list30334936" text:style-name="L7">
              <text:list-item>
                <text:p text:style-name="P7">Fehler müssen nur einmal für alle betroffenen Produkte behoben werden</text:p>
              </text:list-item>
              <text:list-item>
                <text:p text:style-name="P7">Modulare Feature-Erweiterungen sind mit einem geringerem Aufwand möglich</text:p>
              </text:list-item>
              <text:list-item>
                <text:p text:style-name="P7">Produkterweiterungen verteilbar zwischen unterschiedlichen Produkten</text:p>
              </text:list-item>
              <text:list-item>
                <text:p text:style-name="P7">Nutzung in weiteren Projekten/Produkten (unabhängig vom Erfolg des eigentlichen Vorhabens)</text:p>
              </text:list-item>
            </text:list>
          </table:table-cell>
        </table:table-row>
      </table:table>
      <text:h text:style-name="P15"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24T14:33:29.70</meta:creation-date>
    <dc:date>2010-10-28T10:24:13.06</dc:date>
    <meta:editing-duration>PT06H08M43S</meta:editing-duration>
    <meta:editing-cycles>15</meta:editing-cycles>
    <meta:generator>OpenOffice.org/3.1$Win32 OpenOffice.org_project/310m19$Build-9420</meta:generator>
    <meta:document-statistic meta:table-count="1" meta:image-count="0" meta:object-count="0" meta:page-count="5" meta:paragraph-count="104" meta:word-count="806" meta:character-count="7046"/>
  </office:meta>
</office:document-meta>
</file>